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fo:min-height="0.949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4" style:family="graphic" style:parent-style-name="Object_20_without_20_fill_5f_1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8" style:family="graphic" style:parent-style-name="Object_20_without_20_fill_5f_1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fo:min-height="0.952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none" draw:fill="none" fo:min-height="1.15cm"/>
    </style:style>
    <style:style style:name="gr12" style:family="graphic" style:parent-style-name="standard">
      <style:graphic-properties draw:stroke="none" draw:fill="none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erif" fo:font-size="20pt" style:font-size-asian="20pt" style:font-size-complex="20pt"/>
    </style:style>
    <style:style style:name="T2" style:family="text">
      <style:text-properties style:text-position="0% 100%" style:font-name="Liberation Serif" fo:font-size="20pt" style:font-size-asian="20pt" style:font-size-complex="20pt"/>
    </style:style>
    <style:style style:name="T3" style:family="text">
      <style:text-properties style:text-position="-33% 58%" style:font-name="Liberation Serif" fo:font-size="20pt" style:font-size-asian="20pt" style:font-size-complex="20pt"/>
    </style:style>
    <style:style style:name="T4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5" style:family="text">
      <style:text-properties style:text-position="33% 58%" style:font-name="Liberation Serif1" fo:font-size="20pt" style:font-name-asian="Liberation Serif1" style:font-size-asian="20pt" style:font-name-complex="Liberation Serif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.2cm" svg:x="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89cm" svg:height="1.199cm" svg:x="7.1cm" svg:y="4.201cm">
          <draw:text-box>
            <text:p text:style-name="P2"><text:span text:style-name="T1">V</text:span></text:p>
          </draw:text-box>
        </draw:frame>
        <draw:path draw:style-name="gr3" draw:text-style-name="P1" draw:layer="layout" svg:width="0.2cm" svg:height="0.2cm" svg:x="8.599cm" svg:y="4.599cm" svg:viewBox="0 0 201 201" svg:d="M99 0c56 0 100 43 100 99s-44 100-100 100-99-44-99-100 43-99 99-99zM0 0zM201 201z">
          <text:p/>
        </draw:path>
        <draw:path draw:style-name="gr3" draw:text-style-name="P1" draw:layer="layout" svg:width="0.2cm" svg:height="0.2cm" svg:x="6.4cm" svg:y="4.6cm" svg:viewBox="0 0 201 201" svg:d="M99 0c56 0 100 43 100 99s-44 100-100 100-99-44-99-100 43-99 99-99zM0 0zM201 201z">
          <text:p/>
        </draw:path>
        <draw:path draw:style-name="gr4" draw:text-style-name="P1" draw:layer="layout" svg:width="0.399cm" svg:height="0cm" svg:x="6.6cm" svg:y="4.7cm" svg:viewBox="0 0 400 0" svg:d="M400 0c-133 0-267 0-400 0">
          <text:p/>
        </draw:path>
        <draw:path draw:style-name="gr4" draw:text-style-name="P1" draw:layer="layout" svg:width="0.399cm" svg:height="0.001cm" draw:transform="skewX (-0.0200712863979348) translate (8.1999689240455cm 4.6979528215884cm)" svg:viewBox="0 0 400 2" svg:d="M400 0c-133 1-267 1-400 2">
          <text:p/>
        </draw:path>
        <draw:g>
          <draw:path draw:style-name="gr3" draw:text-style-name="P1" draw:layer="layout" svg:width="0.2cm" svg:height="0.2cm" draw:transform="rotate (-1.5707963267949) translate (9.501cm 7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5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5.4cm" svg:viewBox="0 0 0 400" svg:d="M0 400c0-133 0-267 0-400">
            <text:p/>
          </draw:path>
          <draw:path draw:style-name="gr5" draw:text-style-name="P1" draw:layer="layout" svg:width="0cm" svg:height="0.399cm" svg:x="9.4cm" svg:y="7cm" svg:viewBox="0 0 0 400" svg:d="M0 400c0-133 0-267 0-400">
            <text:p/>
          </draw:path>
          <draw:custom-shape draw:style-name="gr6" draw:text-style-name="P1" draw:layer="layout" svg:width="0.4cm" svg:height="1.2cm" svg:x="9.2cm" svg:y="5.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8.856cm" svg:y1="6.944cm" svg:x2="10.2cm" svg:y2="5.6cm">
            <text:p/>
          </draw:line>
        </draw:g>
        <draw:g>
          <draw:path draw:style-name="gr3" draw:text-style-name="P1" draw:layer="layout" svg:width="0.2cm" svg:height="0.2cm" draw:transform="rotate (-1.5707963267949) translate (5.901cm 7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5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5.4cm" svg:viewBox="0 0 0 400" svg:d="M0 400c0-133 0-267 0-400">
            <text:p/>
          </draw:path>
          <draw:path draw:style-name="gr5" draw:text-style-name="P1" draw:layer="layout" svg:width="0cm" svg:height="0.399cm" svg:x="5.8cm" svg:y="7cm" svg:viewBox="0 0 0 400" svg:d="M0 400c0-133 0-267 0-400">
            <text:p/>
          </draw:path>
          <draw:custom-shape draw:style-name="gr6" draw:text-style-name="P1" draw:layer="layout" svg:width="0.4cm" svg:height="1.2cm" svg:x="5.6cm" svg:y="5.8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1" draw:layer="layout" svg:width="0.2cm" svg:height="0.2cm" draw:transform="rotate (-1.5707963267949) translate (5.901cm 3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1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2cm" svg:viewBox="0 0 0 400" svg:d="M0 400c0-133 0-267 0-400">
            <text:p/>
          </draw:path>
          <draw:path draw:style-name="gr5" draw:text-style-name="P1" draw:layer="layout" svg:width="0cm" svg:height="0.399cm" svg:x="5.8cm" svg:y="3.6cm" svg:viewBox="0 0 0 400" svg:d="M0 400c0-133 0-267 0-400">
            <text:p/>
          </draw:path>
          <draw:custom-shape draw:style-name="gr6" draw:text-style-name="P1" draw:layer="layout" svg:width="0.4cm" svg:height="1.2cm" svg:x="5.6cm" svg:y="2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2cm" svg:height="1.2cm" svg:x="2.6cm" svg:y="4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2cm" svg:y1="3.701cm" svg:x2="3.2cm" svg:y2="5.701cm">
            <text:p/>
          </draw:line>
          <draw:path draw:style-name="gr3" draw:text-style-name="P1" draw:layer="layout" svg:width="0.2cm" svg:height="0.2cm" svg:x="3.099cm" svg:y="3.5cm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svg:x="3.099cm" svg:y="5.7cm" svg:viewBox="0 0 201 201" svg:d="M99 0c56 0 100 43 100 99s-44 100-100 100-99-44-99-100 43-99 99-99zM0 0zM201 201z">
            <text:p/>
          </draw:path>
        </draw:g>
        <draw:line draw:style-name="gr8" draw:text-style-name="P1" draw:layer="layout" svg:x1="6.8cm" svg:y1="5.5cm" svg:x2="8.7cm" svg:y2="5.5cm">
          <text:p/>
        </draw:line>
        <draw:frame draw:style-name="gr9" draw:text-style-name="P3" draw:layer="layout" svg:width="1.4cm" svg:height="1.202cm" svg:x="7cm" svg:y="5.4cm">
          <draw:text-box>
            <text:p text:style-name="P2"><text:span text:style-name="T2">U</text:span><text:span text:style-name="T3">0</text:span></text:p>
          </draw:text-box>
        </draw:frame>
        <draw:line draw:style-name="gr8" draw:text-style-name="P1" draw:layer="layout" svg:x1="2.4cm" svg:y1="3.8cm" svg:x2="2.4cm" svg:y2="5.7cm">
          <text:p/>
        </draw:line>
        <draw:frame draw:style-name="gr9" draw:text-style-name="P3" draw:layer="layout" svg:width="1.4cm" svg:height="1.202cm" svg:x="1.1cm" svg:y="4cm">
          <draw:text-box>
            <text:p text:style-name="P2"><text:span text:style-name="T2">U</text:span><text:span text:style-name="T3">H</text:span></text:p>
          </draw:text-box>
        </draw:frame>
        <draw:g>
          <draw:path draw:style-name="gr3" draw:text-style-name="P1" draw:layer="layout" svg:width="0.2cm" svg:height="0.2cm" draw:transform="rotate (-1.5707963267949) translate (9.501cm 3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1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2cm" svg:viewBox="0 0 0 400" svg:d="M0 400c0-133 0-267 0-400">
            <text:p/>
          </draw:path>
          <draw:path draw:style-name="gr5" draw:text-style-name="P1" draw:layer="layout" svg:width="0cm" svg:height="0.399cm" svg:x="9.4cm" svg:y="3.6cm" svg:viewBox="0 0 0 400" svg:d="M0 400c0-133 0-267 0-400">
            <text:p/>
          </draw:path>
          <draw:custom-shape draw:style-name="gr6" draw:text-style-name="P1" draw:layer="layout" svg:width="0.4cm" svg:height="1.2cm" svg:x="9.2cm" svg:y="2.4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3" draw:layer="layout" svg:width="1.4cm" svg:height="1.202cm" svg:x="9.5cm" svg:y="6cm">
          <draw:text-box>
            <text:p text:style-name="P2"><text:span text:style-name="T2">R</text:span><text:span text:style-name="T3">4</text:span></text:p>
          </draw:text-box>
        </draw:frame>
        <draw:frame draw:style-name="gr9" draw:text-style-name="P3" draw:layer="layout" svg:width="1.4cm" svg:height="1.202cm" svg:x="9.5cm" svg:y="2.5cm">
          <draw:text-box>
            <text:p text:style-name="P2"><text:span text:style-name="T2">R</text:span><text:span text:style-name="T3">3</text:span></text:p>
          </draw:text-box>
        </draw:frame>
        <draw:frame draw:style-name="gr9" draw:text-style-name="P3" draw:layer="layout" svg:width="1.4cm" svg:height="1.202cm" svg:x="4.5cm" svg:y="2.4cm">
          <draw:text-box>
            <text:p text:style-name="P2"><text:span text:style-name="T2">R</text:span><text:span text:style-name="T3">1</text:span></text:p>
          </draw:text-box>
        </draw:frame>
        <draw:frame draw:style-name="gr9" draw:text-style-name="P3" draw:layer="layout" svg:width="1.4cm" svg:height="1.202cm" svg:x="4.5cm" svg:y="5.8cm">
          <draw:text-box>
            <text:p text:style-name="P2"><text:span text:style-name="T2">R</text:span><text:span text:style-name="T3">2</text:span></text:p>
          </draw:text-box>
        </draw:frame>
        <draw:path draw:style-name="gr4" draw:text-style-name="P1" draw:layer="layout" svg:width="0cm" svg:height="0.999cm" svg:x="9.4cm" svg:y="4.2cm" svg:viewBox="0 0 0 1000" svg:d="M0 1000c0-332 0-668 0-1000">
          <text:p/>
        </draw:path>
        <draw:path draw:style-name="gr10" draw:text-style-name="P4" draw:layer="layout" svg:width="0.2cm" svg:height="0.2cm" draw:transform="rotate (-1.5707963267949) translate (9.5cm 4.6cm)" svg:viewBox="0 0 201 201" svg:d="M99 0c56 0 100 43 100 99s-44 100-100 100-99-44-99-100 43-99 99-99zM0 0zM201 201z">
          <text:p/>
        </draw:path>
        <draw:g>
          <draw:path draw:style-name="gr4" draw:text-style-name="P1" draw:layer="layout" svg:width="0cm" svg:height="0.899cm" svg:x="5.8cm" svg:y="8cm" svg:viewBox="0 0 0 900" svg:d="M0 900c0-299 0-601 0-900">
            <text:p/>
          </draw:path>
          <draw:path draw:style-name="gr4" draw:text-style-name="P1" draw:layer="layout" svg:width="0.799cm" svg:height="0cm" svg:x="5.4cm" svg:y="8.9cm" svg:viewBox="0 0 800 0" svg:d="M800 0c-266 0-534 0-800 0">
            <text:p/>
          </draw:path>
        </draw:g>
        <draw:path draw:style-name="gr4" draw:text-style-name="P1" draw:layer="layout" svg:width="0cm" svg:height="0.999cm" svg:x="5.8cm" svg:y="4.2cm" svg:viewBox="0 0 0 1000" svg:d="M0 1000c0-332 0-668 0-1000">
          <text:p/>
        </draw:path>
        <draw:path draw:style-name="gr4" draw:text-style-name="P1" draw:layer="layout" svg:width="0cm" svg:height="0.599cm" draw:transform="rotate (1.5707963267949) translate (5.8cm 4.7cm)" svg:viewBox="0 0 0 600" svg:d="M0 600c0-199 0-401 0-600">
          <text:p/>
        </draw:path>
        <draw:path draw:style-name="gr4" draw:text-style-name="P1" draw:layer="layout" svg:width="0cm" svg:height="0.599cm" draw:transform="rotate (1.5707963267949) translate (8.8cm 4.7cm)" svg:viewBox="0 0 0 600" svg:d="M0 600c0-199 0-401 0-600">
          <text:p/>
        </draw:path>
        <draw:path draw:style-name="gr4" draw:text-style-name="P1" draw:layer="layout" svg:width="0cm" svg:height="6.199cm" draw:transform="rotate (1.5707963267949) translate (3.2cm 1.4cm)" svg:viewBox="0 0 0 6200" svg:d="M0 6200c0-2060 0-4140 0-6200">
          <text:p/>
        </draw:path>
        <draw:path draw:style-name="gr4" draw:text-style-name="P1" draw:layer="layout" svg:width="0cm" svg:height="6.199cm" draw:transform="rotate (1.5707963267949) translate (3.2cm 8cm)" svg:viewBox="0 0 0 6200" svg:d="M0 6200c0-2060 0-4140 0-6200">
          <text:p/>
        </draw:path>
        <draw:path draw:style-name="gr4" draw:text-style-name="P1" draw:layer="layout" svg:width="0cm" svg:height="0.299cm" svg:x="5.8cm" svg:y="7.6cm" svg:viewBox="0 0 0 300" svg:d="M0 300c0-100 0-200 0-300">
          <text:p/>
        </draw:path>
        <draw:path draw:style-name="gr4" draw:text-style-name="P1" draw:layer="layout" svg:width="0cm" svg:height="2.099cm" svg:x="3.2cm" svg:y="1.4cm" svg:viewBox="0 0 0 2100" svg:d="M0 2100c0-698 0-1402 0-2100">
          <text:p/>
        </draw:path>
        <draw:path draw:style-name="gr4" draw:text-style-name="P1" draw:layer="layout" svg:width="0cm" svg:height="2.099cm" svg:x="3.2cm" svg:y="5.9cm" svg:viewBox="0 0 0 2100" svg:d="M0 2100c0-698 0-1402 0-2100">
          <text:p/>
        </draw:path>
        <draw:path draw:style-name="gr10" draw:text-style-name="P4" draw:layer="layout" svg:width="0.2cm" svg:height="0.2cm" draw:transform="rotate (-1.5707963267949) translate (5.902cm 4.6cm)" svg:viewBox="0 0 201 201" svg:d="M99 0c56 0 100 43 100 99s-44 100-100 100-99-44-99-100 43-99 99-99zM0 0zM201 201z">
          <text:p/>
        </draw:path>
        <draw:path draw:style-name="gr10" draw:text-style-name="P4" draw:layer="layout" svg:width="0.2cm" svg:height="0.2cm" draw:transform="rotate (-1.5707963267949) translate (5.9cm 7.9cm)" svg:viewBox="0 0 201 201" svg:d="M99 0c56 0 100 43 100 99s-44 100-100 100-99-44-99-100 43-99 99-99zM0 0zM201 201z">
          <text:p/>
        </draw:path>
        <draw:path draw:style-name="gr4" draw:text-style-name="P1" draw:layer="layout" svg:width="0cm" svg:height="0.399cm" svg:x="9.4cm" svg:y="7.6cm" svg:viewBox="0 0 0 400" svg:d="M0 400c0-133 0-267 0-400">
          <text:p/>
        </draw:path>
        <draw:path draw:style-name="gr4" draw:text-style-name="P1" draw:layer="layout" svg:width="0cm" svg:height="0.399cm" svg:x="9.4cm" svg:y="1.4cm" svg:viewBox="0 0 0 400" svg:d="M0 400c0-133 0-267 0-400">
          <text:p/>
        </draw:path>
        <draw:path draw:style-name="gr4" draw:text-style-name="P1" draw:layer="layout" svg:width="0cm" svg:height="0.399cm" svg:x="5.8cm" svg:y="1.4cm" svg:viewBox="0 0 0 400" svg:d="M0 400c0-133 0-267 0-400">
          <text:p/>
        </draw:path>
        <draw:path draw:style-name="gr10" draw:text-style-name="P4" draw:layer="layout" svg:width="0.2cm" svg:height="0.2cm" draw:transform="rotate (-1.5707963267949) translate (5.9cm 1.3cm)" svg:viewBox="0 0 201 201" svg:d="M99 0c56 0 100 43 100 99s-44 100-100 100-99-44-99-100 43-99 99-99zM0 0zM201 201z">
          <text:p/>
        </draw:path>
        <draw:custom-shape draw:style-name="gr1" draw:text-style-name="P1" draw:layer="layout" svg:width="1.2cm" svg:height="1.2cm" svg:x="7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89cm" svg:height="1.199cm" svg:x="7.1cm" svg:y="12.201cm">
          <draw:text-box>
            <text:p text:style-name="P2"><text:span text:style-name="T1">V</text:span></text:p>
          </draw:text-box>
        </draw:frame>
        <draw:path draw:style-name="gr3" draw:text-style-name="P1" draw:layer="layout" svg:width="0.2cm" svg:height="0.2cm" svg:x="8.599cm" svg:y="12.599cm" svg:viewBox="0 0 201 201" svg:d="M99 0c56 0 100 43 100 99s-44 100-100 100-99-44-99-100 43-99 99-99zM0 0zM201 201z">
          <text:p/>
        </draw:path>
        <draw:path draw:style-name="gr3" draw:text-style-name="P1" draw:layer="layout" svg:width="0.2cm" svg:height="0.2cm" svg:x="6.4cm" svg:y="12.6cm" svg:viewBox="0 0 201 201" svg:d="M99 0c56 0 100 43 100 99s-44 100-100 100-99-44-99-100 43-99 99-99zM0 0zM201 201z">
          <text:p/>
        </draw:path>
        <draw:path draw:style-name="gr4" draw:text-style-name="P1" draw:layer="layout" svg:width="0.399cm" svg:height="0cm" svg:x="6.6cm" svg:y="12.7cm" svg:viewBox="0 0 400 0" svg:d="M400 0c-133 0-267 0-400 0">
          <text:p/>
        </draw:path>
        <draw:path draw:style-name="gr4" draw:text-style-name="P1" draw:layer="layout" svg:width="0.399cm" svg:height="0.001cm" draw:transform="skewX (-0.0200712863979348) translate (8.1999689240455cm 12.6979528215884cm)" svg:viewBox="0 0 400 2" svg:d="M400 0c-133 1-267 1-400 2">
          <text:p/>
        </draw:path>
        <draw:g>
          <draw:path draw:style-name="gr3" draw:text-style-name="P1" draw:layer="layout" svg:width="0.2cm" svg:height="0.2cm" draw:transform="rotate (-1.5707963267949) translate (5.901cm 15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13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13.4cm" svg:viewBox="0 0 0 400" svg:d="M0 400c0-133 0-267 0-400">
            <text:p/>
          </draw:path>
          <draw:path draw:style-name="gr5" draw:text-style-name="P1" draw:layer="layout" svg:width="0cm" svg:height="0.399cm" svg:x="5.8cm" svg:y="15cm" svg:viewBox="0 0 0 400" svg:d="M0 400c0-133 0-267 0-400">
            <text:p/>
          </draw:path>
          <draw:custom-shape draw:style-name="gr6" draw:text-style-name="P1" draw:layer="layout" svg:width="0.4cm" svg:height="1.2cm" svg:x="5.6cm" svg:y="13.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5.256cm" svg:y1="14.944cm" svg:x2="6.6cm" svg:y2="13.6cm">
            <text:p/>
          </draw:line>
        </draw:g>
        <draw:g>
          <draw:path draw:style-name="gr3" draw:text-style-name="P1" draw:layer="layout" svg:width="0.2cm" svg:height="0.2cm" draw:transform="rotate (-1.5707963267949) translate (5.901cm 11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9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10cm" svg:viewBox="0 0 0 400" svg:d="M0 400c0-133 0-267 0-400">
            <text:p/>
          </draw:path>
          <draw:path draw:style-name="gr5" draw:text-style-name="P1" draw:layer="layout" svg:width="0cm" svg:height="0.399cm" svg:x="5.8cm" svg:y="11.6cm" svg:viewBox="0 0 0 400" svg:d="M0 400c0-133 0-267 0-400">
            <text:p/>
          </draw:path>
          <draw:custom-shape draw:style-name="gr6" draw:text-style-name="P1" draw:layer="layout" svg:width="0.4cm" svg:height="1.2cm" svg:x="5.6cm" svg:y="10.4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1" draw:layer="layout" svg:width="0.2cm" svg:height="0.2cm" draw:transform="rotate (-1.5707963267949) translate (9.501cm 15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13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13.4cm" svg:viewBox="0 0 0 400" svg:d="M0 400c0-133 0-267 0-400">
            <text:p/>
          </draw:path>
          <draw:path draw:style-name="gr5" draw:text-style-name="P1" draw:layer="layout" svg:width="0cm" svg:height="0.399cm" svg:x="9.4cm" svg:y="15cm" svg:viewBox="0 0 0 400" svg:d="M0 400c0-133 0-267 0-400">
            <text:p/>
          </draw:path>
          <draw:custom-shape draw:style-name="gr6" draw:text-style-name="P1" draw:layer="layout" svg:width="0.4cm" svg:height="1.2cm" svg:x="9.2cm" svg:y="13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2cm" svg:height="1.2cm" svg:x="2.6cm" svg:y="12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2cm" svg:y1="11.701cm" svg:x2="3.2cm" svg:y2="13.701cm">
            <text:p/>
          </draw:line>
          <draw:path draw:style-name="gr3" draw:text-style-name="P1" draw:layer="layout" svg:width="0.2cm" svg:height="0.2cm" svg:x="3.099cm" svg:y="11.5cm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svg:x="3.099cm" svg:y="13.7cm" svg:viewBox="0 0 201 201" svg:d="M99 0c56 0 100 43 100 99s-44 100-100 100-99-44-99-100 43-99 99-99zM0 0zM201 201z">
            <text:p/>
          </draw:path>
        </draw:g>
        <draw:line draw:style-name="gr8" draw:text-style-name="P1" draw:layer="layout" svg:x1="6.8cm" svg:y1="13.5cm" svg:x2="8.7cm" svg:y2="13.5cm">
          <text:p/>
        </draw:line>
        <draw:frame draw:style-name="gr9" draw:text-style-name="P3" draw:layer="layout" svg:width="1.4cm" svg:height="1.202cm" svg:x="7cm" svg:y="13.4cm">
          <draw:text-box>
            <text:p text:style-name="P2"><text:span text:style-name="T2">U</text:span><text:span text:style-name="T3">0</text:span></text:p>
          </draw:text-box>
        </draw:frame>
        <draw:line draw:style-name="gr8" draw:text-style-name="P1" draw:layer="layout" svg:x1="2.4cm" svg:y1="11.8cm" svg:x2="2.4cm" svg:y2="13.7cm">
          <text:p/>
        </draw:line>
        <draw:frame draw:style-name="gr9" draw:text-style-name="P3" draw:layer="layout" svg:width="1.4cm" svg:height="1.202cm" svg:x="1.1cm" svg:y="12cm">
          <draw:text-box>
            <text:p text:style-name="P2"><text:span text:style-name="T2">U</text:span><text:span text:style-name="T3">H</text:span></text:p>
          </draw:text-box>
        </draw:frame>
        <draw:g>
          <draw:path draw:style-name="gr3" draw:text-style-name="P1" draw:layer="layout" svg:width="0.2cm" svg:height="0.2cm" draw:transform="rotate (-1.5707963267949) translate (9.501cm 11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9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10cm" svg:viewBox="0 0 0 400" svg:d="M0 400c0-133 0-267 0-400">
            <text:p/>
          </draw:path>
          <draw:path draw:style-name="gr5" draw:text-style-name="P1" draw:layer="layout" svg:width="0cm" svg:height="0.399cm" svg:x="9.4cm" svg:y="11.6cm" svg:viewBox="0 0 0 400" svg:d="M0 400c0-133 0-267 0-400">
            <text:p/>
          </draw:path>
          <draw:custom-shape draw:style-name="gr6" draw:text-style-name="P1" draw:layer="layout" svg:width="0.4cm" svg:height="1.2cm" svg:x="9.2cm" svg:y="10.4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3" draw:layer="layout" svg:width="1.4cm" svg:height="1.202cm" svg:x="9.5cm" svg:y="14cm">
          <draw:text-box>
            <text:p text:style-name="P2"><text:span text:style-name="T2">R</text:span><text:span text:style-name="T3">4</text:span></text:p>
          </draw:text-box>
        </draw:frame>
        <draw:frame draw:style-name="gr9" draw:text-style-name="P3" draw:layer="layout" svg:width="1.4cm" svg:height="1.202cm" svg:x="9.5cm" svg:y="10.5cm">
          <draw:text-box>
            <text:p text:style-name="P2"><text:span text:style-name="T2">R</text:span><text:span text:style-name="T3">3</text:span></text:p>
          </draw:text-box>
        </draw:frame>
        <draw:frame draw:style-name="gr11" draw:text-style-name="P3" draw:layer="layout" svg:width="1.4cm" svg:height="1.4cm" svg:x="4.5cm" svg:y="10.4cm">
          <draw:text-box>
            <text:p text:style-name="P2"><text:span text:style-name="T2">R</text:span><text:span text:style-name="T3">1</text:span></text:p>
          </draw:text-box>
        </draw:frame>
        <draw:frame draw:style-name="gr11" draw:text-style-name="P3" draw:layer="layout" svg:width="1.4cm" svg:height="1.4cm" svg:x="4.5cm" svg:y="13.6cm">
          <draw:text-box>
            <text:p text:style-name="P2"><text:span text:style-name="T2">R</text:span><text:span text:style-name="T3">2</text:span></text:p>
          </draw:text-box>
        </draw:frame>
        <draw:path draw:style-name="gr4" draw:text-style-name="P1" draw:layer="layout" svg:width="0cm" svg:height="0.999cm" svg:x="9.4cm" svg:y="12.2cm" svg:viewBox="0 0 0 1000" svg:d="M0 1000c0-332 0-668 0-1000">
          <text:p/>
        </draw:path>
        <draw:path draw:style-name="gr10" draw:text-style-name="P4" draw:layer="layout" svg:width="0.2cm" svg:height="0.2cm" draw:transform="rotate (-1.5707963267949) translate (9.5cm 12.6cm)" svg:viewBox="0 0 201 201" svg:d="M99 0c56 0 100 43 100 99s-44 100-100 100-99-44-99-100 43-99 99-99zM0 0zM201 201z">
          <text:p/>
        </draw:path>
        <draw:g>
          <draw:path draw:style-name="gr4" draw:text-style-name="P1" draw:layer="layout" svg:width="0cm" svg:height="0.899cm" svg:x="5.8cm" svg:y="16cm" svg:viewBox="0 0 0 900" svg:d="M0 900c0-299 0-601 0-900">
            <text:p/>
          </draw:path>
          <draw:path draw:style-name="gr4" draw:text-style-name="P1" draw:layer="layout" svg:width="0.799cm" svg:height="0cm" svg:x="5.4cm" svg:y="16.9cm" svg:viewBox="0 0 800 0" svg:d="M800 0c-266 0-534 0-800 0">
            <text:p/>
          </draw:path>
        </draw:g>
        <draw:path draw:style-name="gr4" draw:text-style-name="P1" draw:layer="layout" svg:width="0cm" svg:height="0.999cm" svg:x="5.8cm" svg:y="12.2cm" svg:viewBox="0 0 0 1000" svg:d="M0 1000c0-332 0-668 0-1000">
          <text:p/>
        </draw:path>
        <draw:path draw:style-name="gr4" draw:text-style-name="P1" draw:layer="layout" svg:width="0cm" svg:height="0.599cm" draw:transform="rotate (1.5707963267949) translate (5.8cm 12.7cm)" svg:viewBox="0 0 0 600" svg:d="M0 600c0-199 0-401 0-600">
          <text:p/>
        </draw:path>
        <draw:path draw:style-name="gr4" draw:text-style-name="P1" draw:layer="layout" svg:width="0cm" svg:height="0.599cm" draw:transform="rotate (1.5707963267949) translate (8.8cm 12.7cm)" svg:viewBox="0 0 0 600" svg:d="M0 600c0-199 0-401 0-600">
          <text:p/>
        </draw:path>
        <draw:path draw:style-name="gr4" draw:text-style-name="P1" draw:layer="layout" svg:width="0cm" svg:height="6.199cm" draw:transform="rotate (1.5707963267949) translate (3.2cm 9.4cm)" svg:viewBox="0 0 0 6200" svg:d="M0 6200c0-2060 0-4140 0-6200">
          <text:p/>
        </draw:path>
        <draw:path draw:style-name="gr4" draw:text-style-name="P1" draw:layer="layout" svg:width="0cm" svg:height="6.199cm" draw:transform="rotate (1.5707963267949) translate (3.2cm 16cm)" svg:viewBox="0 0 0 6200" svg:d="M0 6200c0-2060 0-4140 0-6200">
          <text:p/>
        </draw:path>
        <draw:path draw:style-name="gr4" draw:text-style-name="P1" draw:layer="layout" svg:width="0cm" svg:height="0.299cm" svg:x="5.8cm" svg:y="15.6cm" svg:viewBox="0 0 0 300" svg:d="M0 300c0-100 0-200 0-300">
          <text:p/>
        </draw:path>
        <draw:path draw:style-name="gr4" draw:text-style-name="P1" draw:layer="layout" svg:width="0cm" svg:height="2.099cm" svg:x="3.2cm" svg:y="9.4cm" svg:viewBox="0 0 0 2100" svg:d="M0 2100c0-698 0-1402 0-2100">
          <text:p/>
        </draw:path>
        <draw:path draw:style-name="gr4" draw:text-style-name="P1" draw:layer="layout" svg:width="0cm" svg:height="2.099cm" svg:x="3.2cm" svg:y="13.9cm" svg:viewBox="0 0 0 2100" svg:d="M0 2100c0-698 0-1402 0-2100">
          <text:p/>
        </draw:path>
        <draw:path draw:style-name="gr10" draw:text-style-name="P4" draw:layer="layout" svg:width="0.2cm" svg:height="0.2cm" draw:transform="rotate (-1.5707963267949) translate (5.902cm 12.6cm)" svg:viewBox="0 0 201 201" svg:d="M99 0c56 0 100 43 100 99s-44 100-100 100-99-44-99-100 43-99 99-99zM0 0zM201 201z">
          <text:p/>
        </draw:path>
        <draw:path draw:style-name="gr10" draw:text-style-name="P4" draw:layer="layout" svg:width="0.2cm" svg:height="0.2cm" draw:transform="rotate (-1.5707963267949) translate (5.9cm 15.9cm)" svg:viewBox="0 0 201 201" svg:d="M99 0c56 0 100 43 100 99s-44 100-100 100-99-44-99-100 43-99 99-99zM0 0zM201 201z">
          <text:p/>
        </draw:path>
        <draw:path draw:style-name="gr4" draw:text-style-name="P1" draw:layer="layout" svg:width="0cm" svg:height="0.399cm" svg:x="9.4cm" svg:y="15.6cm" svg:viewBox="0 0 0 400" svg:d="M0 400c0-133 0-267 0-400">
          <text:p/>
        </draw:path>
        <draw:path draw:style-name="gr4" draw:text-style-name="P1" draw:layer="layout" svg:width="0cm" svg:height="0.399cm" svg:x="9.4cm" svg:y="9.4cm" svg:viewBox="0 0 0 400" svg:d="M0 400c0-133 0-267 0-400">
          <text:p/>
        </draw:path>
        <draw:path draw:style-name="gr4" draw:text-style-name="P1" draw:layer="layout" svg:width="0cm" svg:height="0.399cm" svg:x="5.8cm" svg:y="9.4cm" svg:viewBox="0 0 0 400" svg:d="M0 400c0-133 0-267 0-400">
          <text:p/>
        </draw:path>
        <draw:path draw:style-name="gr10" draw:text-style-name="P4" draw:layer="layout" svg:width="0.2cm" svg:height="0.2cm" draw:transform="rotate (-1.5707963267949) translate (5.9cm 9.3cm)" svg:viewBox="0 0 201 201" svg:d="M99 0c56 0 100 43 100 99s-44 100-100 100-99-44-99-100 43-99 99-99zM0 0zM201 201z">
          <text:p/>
        </draw:path>
        <draw:custom-shape draw:style-name="gr1" draw:text-style-name="P1" draw:layer="layout" svg:width="1.2cm" svg:height="1.2cm" svg:x="7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89cm" svg:height="1.199cm" svg:x="7.1cm" svg:y="12.201cm">
          <draw:text-box>
            <text:p text:style-name="P2"><text:span text:style-name="T1">V</text:span></text:p>
          </draw:text-box>
        </draw:frame>
        <draw:path draw:style-name="gr3" draw:text-style-name="P1" draw:layer="layout" svg:width="0.2cm" svg:height="0.2cm" svg:x="8.599cm" svg:y="12.599cm" svg:viewBox="0 0 201 201" svg:d="M99 0c56 0 100 43 100 99s-44 100-100 100-99-44-99-100 43-99 99-99zM0 0zM201 201z">
          <text:p/>
        </draw:path>
        <draw:path draw:style-name="gr3" draw:text-style-name="P1" draw:layer="layout" svg:width="0.2cm" svg:height="0.2cm" svg:x="6.4cm" svg:y="12.6cm" svg:viewBox="0 0 201 201" svg:d="M99 0c56 0 100 43 100 99s-44 100-100 100-99-44-99-100 43-99 99-99zM0 0zM201 201z">
          <text:p/>
        </draw:path>
        <draw:path draw:style-name="gr4" draw:text-style-name="P1" draw:layer="layout" svg:width="0.399cm" svg:height="0cm" svg:x="6.6cm" svg:y="12.7cm" svg:viewBox="0 0 400 0" svg:d="M400 0c-133 0-267 0-400 0">
          <text:p/>
        </draw:path>
        <draw:path draw:style-name="gr4" draw:text-style-name="P1" draw:layer="layout" svg:width="0.399cm" svg:height="0.001cm" draw:transform="skewX (-0.0200712863979348) translate (8.1999689240455cm 12.6979528215884cm)" svg:viewBox="0 0 400 2" svg:d="M400 0c-133 1-267 1-400 2">
          <text:p/>
        </draw:path>
        <draw:g>
          <draw:path draw:style-name="gr3" draw:text-style-name="P1" draw:layer="layout" svg:width="0.2cm" svg:height="0.2cm" draw:transform="rotate (-1.5707963267949) translate (5.901cm 15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13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13.4cm" svg:viewBox="0 0 0 400" svg:d="M0 400c0-133 0-267 0-400">
            <text:p/>
          </draw:path>
          <draw:path draw:style-name="gr5" draw:text-style-name="P1" draw:layer="layout" svg:width="0cm" svg:height="0.399cm" svg:x="5.8cm" svg:y="15cm" svg:viewBox="0 0 0 400" svg:d="M0 400c0-133 0-267 0-400">
            <text:p/>
          </draw:path>
          <draw:custom-shape draw:style-name="gr6" draw:text-style-name="P1" draw:layer="layout" svg:width="0.4cm" svg:height="1.2cm" svg:x="5.6cm" svg:y="13.8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5.256cm" svg:y1="14.944cm" svg:x2="6.6cm" svg:y2="13.6cm">
            <text:p/>
          </draw:line>
        </draw:g>
        <draw:g>
          <draw:path draw:style-name="gr3" draw:text-style-name="P1" draw:layer="layout" svg:width="0.2cm" svg:height="0.2cm" draw:transform="rotate (-1.5707963267949) translate (5.901cm 11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9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10cm" svg:viewBox="0 0 0 400" svg:d="M0 400c0-133 0-267 0-400">
            <text:p/>
          </draw:path>
          <draw:path draw:style-name="gr5" draw:text-style-name="P1" draw:layer="layout" svg:width="0cm" svg:height="0.399cm" svg:x="5.8cm" svg:y="11.6cm" svg:viewBox="0 0 0 400" svg:d="M0 400c0-133 0-267 0-400">
            <text:p/>
          </draw:path>
          <draw:custom-shape draw:style-name="gr6" draw:text-style-name="P1" draw:layer="layout" svg:width="0.4cm" svg:height="1.2cm" svg:x="5.6cm" svg:y="10.4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1" draw:layer="layout" svg:width="0.2cm" svg:height="0.2cm" draw:transform="rotate (-1.5707963267949) translate (9.501cm 15.3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13.2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13.4cm" svg:viewBox="0 0 0 400" svg:d="M0 400c0-133 0-267 0-400">
            <text:p/>
          </draw:path>
          <draw:path draw:style-name="gr5" draw:text-style-name="P1" draw:layer="layout" svg:width="0cm" svg:height="0.399cm" svg:x="9.4cm" svg:y="15cm" svg:viewBox="0 0 0 400" svg:d="M0 400c0-133 0-267 0-400">
            <text:p/>
          </draw:path>
          <draw:custom-shape draw:style-name="gr6" draw:text-style-name="P1" draw:layer="layout" svg:width="0.4cm" svg:height="1.2cm" svg:x="9.2cm" svg:y="13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2cm" svg:height="1.2cm" svg:x="2.6cm" svg:y="12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2cm" svg:y1="11.701cm" svg:x2="3.2cm" svg:y2="13.701cm">
            <text:p/>
          </draw:line>
          <draw:path draw:style-name="gr3" draw:text-style-name="P1" draw:layer="layout" svg:width="0.2cm" svg:height="0.2cm" svg:x="3.099cm" svg:y="11.5cm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svg:x="3.099cm" svg:y="13.7cm" svg:viewBox="0 0 201 201" svg:d="M99 0c56 0 100 43 100 99s-44 100-100 100-99-44-99-100 43-99 99-99zM0 0zM201 201z">
            <text:p/>
          </draw:path>
        </draw:g>
        <draw:line draw:style-name="gr8" draw:text-style-name="P1" draw:layer="layout" svg:x1="6.8cm" svg:y1="13.5cm" svg:x2="8.7cm" svg:y2="13.5cm">
          <text:p/>
        </draw:line>
        <draw:frame draw:style-name="gr9" draw:text-style-name="P3" draw:layer="layout" svg:width="1.4cm" svg:height="1.202cm" svg:x="7cm" svg:y="13.4cm">
          <draw:text-box>
            <text:p text:style-name="P2"><text:span text:style-name="T2">U</text:span><text:span text:style-name="T3">0</text:span></text:p>
          </draw:text-box>
        </draw:frame>
        <draw:line draw:style-name="gr8" draw:text-style-name="P1" draw:layer="layout" svg:x1="2.4cm" svg:y1="11.8cm" svg:x2="2.4cm" svg:y2="13.7cm">
          <text:p/>
        </draw:line>
        <draw:frame draw:style-name="gr9" draw:text-style-name="P3" draw:layer="layout" svg:width="1.4cm" svg:height="1.202cm" svg:x="1.1cm" svg:y="12cm">
          <draw:text-box>
            <text:p text:style-name="P2"><text:span text:style-name="T2">U</text:span><text:span text:style-name="T3">H</text:span></text:p>
          </draw:text-box>
        </draw:frame>
        <draw:g>
          <draw:path draw:style-name="gr3" draw:text-style-name="P1" draw:layer="layout" svg:width="0.2cm" svg:height="0.2cm" draw:transform="rotate (-1.5707963267949) translate (9.501cm 11.9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9.8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10cm" svg:viewBox="0 0 0 400" svg:d="M0 400c0-133 0-267 0-400">
            <text:p/>
          </draw:path>
          <draw:path draw:style-name="gr5" draw:text-style-name="P1" draw:layer="layout" svg:width="0cm" svg:height="0.399cm" svg:x="9.4cm" svg:y="11.6cm" svg:viewBox="0 0 0 400" svg:d="M0 400c0-133 0-267 0-400">
            <text:p/>
          </draw:path>
          <draw:custom-shape draw:style-name="gr6" draw:text-style-name="P1" draw:layer="layout" svg:width="0.4cm" svg:height="1.2cm" svg:x="9.2cm" svg:y="10.4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3" draw:layer="layout" svg:width="1.4cm" svg:height="1.202cm" svg:x="9.5cm" svg:y="14cm">
          <draw:text-box>
            <text:p text:style-name="P2"><text:span text:style-name="T2">R</text:span><text:span text:style-name="T3">4</text:span></text:p>
          </draw:text-box>
        </draw:frame>
        <draw:frame draw:style-name="gr9" draw:text-style-name="P3" draw:layer="layout" svg:width="1.4cm" svg:height="1.202cm" svg:x="9.5cm" svg:y="10.5cm">
          <draw:text-box>
            <text:p text:style-name="P2"><text:span text:style-name="T2">R</text:span><text:span text:style-name="T3">3</text:span></text:p>
          </draw:text-box>
        </draw:frame>
        <draw:frame draw:style-name="gr11" draw:text-style-name="P3" draw:layer="layout" svg:width="1.4cm" svg:height="1.4cm" svg:x="4.5cm" svg:y="10.4cm">
          <draw:text-box>
            <text:p text:style-name="P2"><text:span text:style-name="T2">R</text:span><text:span text:style-name="T3">1</text:span></text:p>
          </draw:text-box>
        </draw:frame>
        <draw:frame draw:style-name="gr11" draw:text-style-name="P3" draw:layer="layout" svg:width="1.4cm" svg:height="1.4cm" svg:x="4.5cm" svg:y="13.6cm">
          <draw:text-box>
            <text:p text:style-name="P2"><text:span text:style-name="T2">R</text:span><text:span text:style-name="T3">2</text:span></text:p>
          </draw:text-box>
        </draw:frame>
        <draw:path draw:style-name="gr4" draw:text-style-name="P1" draw:layer="layout" svg:width="0cm" svg:height="0.999cm" svg:x="9.4cm" svg:y="12.2cm" svg:viewBox="0 0 0 1000" svg:d="M0 1000c0-332 0-668 0-1000">
          <text:p/>
        </draw:path>
        <draw:path draw:style-name="gr10" draw:text-style-name="P4" draw:layer="layout" svg:width="0.2cm" svg:height="0.2cm" draw:transform="rotate (-1.5707963267949) translate (9.5cm 12.6cm)" svg:viewBox="0 0 201 201" svg:d="M99 0c56 0 100 43 100 99s-44 100-100 100-99-44-99-100 43-99 99-99zM0 0zM201 201z">
          <text:p/>
        </draw:path>
        <draw:g>
          <draw:path draw:style-name="gr4" draw:text-style-name="P1" draw:layer="layout" svg:width="0cm" svg:height="0.899cm" svg:x="5.8cm" svg:y="16cm" svg:viewBox="0 0 0 900" svg:d="M0 900c0-299 0-601 0-900">
            <text:p/>
          </draw:path>
          <draw:path draw:style-name="gr4" draw:text-style-name="P1" draw:layer="layout" svg:width="0.799cm" svg:height="0cm" svg:x="5.4cm" svg:y="16.9cm" svg:viewBox="0 0 800 0" svg:d="M800 0c-266 0-534 0-800 0">
            <text:p/>
          </draw:path>
        </draw:g>
        <draw:path draw:style-name="gr4" draw:text-style-name="P1" draw:layer="layout" svg:width="0cm" svg:height="0.999cm" svg:x="5.8cm" svg:y="12.2cm" svg:viewBox="0 0 0 1000" svg:d="M0 1000c0-332 0-668 0-1000">
          <text:p/>
        </draw:path>
        <draw:path draw:style-name="gr4" draw:text-style-name="P1" draw:layer="layout" svg:width="0cm" svg:height="0.599cm" draw:transform="rotate (1.5707963267949) translate (5.8cm 12.7cm)" svg:viewBox="0 0 0 600" svg:d="M0 600c0-199 0-401 0-600">
          <text:p/>
        </draw:path>
        <draw:path draw:style-name="gr4" draw:text-style-name="P1" draw:layer="layout" svg:width="0cm" svg:height="0.599cm" draw:transform="rotate (1.5707963267949) translate (8.8cm 12.7cm)" svg:viewBox="0 0 0 600" svg:d="M0 600c0-199 0-401 0-600">
          <text:p/>
        </draw:path>
        <draw:path draw:style-name="gr4" draw:text-style-name="P1" draw:layer="layout" svg:width="0cm" svg:height="6.199cm" draw:transform="rotate (1.5707963267949) translate (3.2cm 9.4cm)" svg:viewBox="0 0 0 6200" svg:d="M0 6200c0-2060 0-4140 0-6200">
          <text:p/>
        </draw:path>
        <draw:path draw:style-name="gr4" draw:text-style-name="P1" draw:layer="layout" svg:width="0cm" svg:height="6.199cm" draw:transform="rotate (1.5707963267949) translate (3.2cm 16cm)" svg:viewBox="0 0 0 6200" svg:d="M0 6200c0-2060 0-4140 0-6200">
          <text:p/>
        </draw:path>
        <draw:path draw:style-name="gr4" draw:text-style-name="P1" draw:layer="layout" svg:width="0cm" svg:height="0.299cm" svg:x="5.8cm" svg:y="15.6cm" svg:viewBox="0 0 0 300" svg:d="M0 300c0-100 0-200 0-300">
          <text:p/>
        </draw:path>
        <draw:path draw:style-name="gr4" draw:text-style-name="P1" draw:layer="layout" svg:width="0cm" svg:height="2.099cm" svg:x="3.2cm" svg:y="9.4cm" svg:viewBox="0 0 0 2100" svg:d="M0 2100c0-698 0-1402 0-2100">
          <text:p/>
        </draw:path>
        <draw:path draw:style-name="gr4" draw:text-style-name="P1" draw:layer="layout" svg:width="0cm" svg:height="2.099cm" svg:x="3.2cm" svg:y="13.9cm" svg:viewBox="0 0 0 2100" svg:d="M0 2100c0-698 0-1402 0-2100">
          <text:p/>
        </draw:path>
        <draw:path draw:style-name="gr10" draw:text-style-name="P4" draw:layer="layout" svg:width="0.2cm" svg:height="0.2cm" draw:transform="rotate (-1.5707963267949) translate (5.902cm 12.6cm)" svg:viewBox="0 0 201 201" svg:d="M99 0c56 0 100 43 100 99s-44 100-100 100-99-44-99-100 43-99 99-99zM0 0zM201 201z">
          <text:p/>
        </draw:path>
        <draw:path draw:style-name="gr10" draw:text-style-name="P4" draw:layer="layout" svg:width="0.2cm" svg:height="0.2cm" draw:transform="rotate (-1.5707963267949) translate (5.9cm 15.9cm)" svg:viewBox="0 0 201 201" svg:d="M99 0c56 0 100 43 100 99s-44 100-100 100-99-44-99-100 43-99 99-99zM0 0zM201 201z">
          <text:p/>
        </draw:path>
        <draw:path draw:style-name="gr4" draw:text-style-name="P1" draw:layer="layout" svg:width="0cm" svg:height="0.399cm" svg:x="9.4cm" svg:y="15.6cm" svg:viewBox="0 0 0 400" svg:d="M0 400c0-133 0-267 0-400">
          <text:p/>
        </draw:path>
        <draw:path draw:style-name="gr4" draw:text-style-name="P1" draw:layer="layout" svg:width="0cm" svg:height="0.399cm" svg:x="9.4cm" svg:y="9.4cm" svg:viewBox="0 0 0 400" svg:d="M0 400c0-133 0-267 0-400">
          <text:p/>
        </draw:path>
        <draw:path draw:style-name="gr4" draw:text-style-name="P1" draw:layer="layout" svg:width="0cm" svg:height="0.399cm" svg:x="5.8cm" svg:y="9.4cm" svg:viewBox="0 0 0 400" svg:d="M0 400c0-133 0-267 0-400">
          <text:p/>
        </draw:path>
        <draw:path draw:style-name="gr10" draw:text-style-name="P4" draw:layer="layout" svg:width="0.2cm" svg:height="0.2cm" draw:transform="rotate (-1.5707963267949) translate (5.9cm 9.3cm)" svg:viewBox="0 0 201 201" svg:d="M99 0c56 0 100 43 100 99s-44 100-100 100-99-44-99-100 43-99 99-99zM0 0zM201 201z">
          <text:p/>
        </draw:path>
        <draw:custom-shape draw:style-name="gr1" draw:text-style-name="P1" draw:layer="layout" svg:width="1.2cm" svg:height="1.2cm" svg:x="7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89cm" svg:height="1.199cm" svg:x="7.1cm" svg:y="20.301cm">
          <draw:text-box>
            <text:p text:style-name="P2"><text:span text:style-name="T1">V</text:span></text:p>
          </draw:text-box>
        </draw:frame>
        <draw:path draw:style-name="gr3" draw:text-style-name="P1" draw:layer="layout" svg:width="0.2cm" svg:height="0.2cm" svg:x="8.599cm" svg:y="20.699cm" svg:viewBox="0 0 201 201" svg:d="M99 0c56 0 100 43 100 99s-44 100-100 100-99-44-99-100 43-99 99-99zM0 0zM201 201z">
          <text:p/>
        </draw:path>
        <draw:path draw:style-name="gr3" draw:text-style-name="P1" draw:layer="layout" svg:width="0.2cm" svg:height="0.2cm" svg:x="6.4cm" svg:y="20.7cm" svg:viewBox="0 0 201 201" svg:d="M99 0c56 0 100 43 100 99s-44 100-100 100-99-44-99-100 43-99 99-99zM0 0zM201 201z">
          <text:p/>
        </draw:path>
        <draw:path draw:style-name="gr4" draw:text-style-name="P1" draw:layer="layout" svg:width="0.399cm" svg:height="0cm" svg:x="6.6cm" svg:y="20.8cm" svg:viewBox="0 0 400 0" svg:d="M400 0c-133 0-267 0-400 0">
          <text:p/>
        </draw:path>
        <draw:path draw:style-name="gr4" draw:text-style-name="P1" draw:layer="layout" svg:width="0.399cm" svg:height="0.001cm" draw:transform="skewX (-0.0200712863979348) translate (8.1999689240455cm 20.7979528215884cm)" svg:viewBox="0 0 400 2" svg:d="M400 0c-133 1-267 1-400 2">
          <text:p/>
        </draw:path>
        <draw:g>
          <draw:path draw:style-name="gr3" draw:text-style-name="P1" draw:layer="layout" svg:width="0.2cm" svg:height="0.2cm" draw:transform="rotate (-1.5707963267949) translate (9.501cm 23.4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21.3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21.5cm" svg:viewBox="0 0 0 400" svg:d="M0 400c0-133 0-267 0-400">
            <text:p/>
          </draw:path>
          <draw:path draw:style-name="gr5" draw:text-style-name="P1" draw:layer="layout" svg:width="0cm" svg:height="0.399cm" svg:x="9.4cm" svg:y="23.1cm" svg:viewBox="0 0 0 400" svg:d="M0 400c0-133 0-267 0-400">
            <text:p/>
          </draw:path>
          <draw:custom-shape draw:style-name="gr6" draw:text-style-name="P1" draw:layer="layout" svg:width="0.4cm" svg:height="1.2cm" svg:x="9.2cm" svg:y="21.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8.856cm" svg:y1="23.044cm" svg:x2="10.2cm" svg:y2="21.7cm">
            <text:p/>
          </draw:line>
        </draw:g>
        <draw:g>
          <draw:path draw:style-name="gr3" draw:text-style-name="P1" draw:layer="layout" svg:width="0.2cm" svg:height="0.2cm" draw:transform="rotate (-1.5707963267949) translate (5.901cm 23.4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21.3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21.5cm" svg:viewBox="0 0 0 400" svg:d="M0 400c0-133 0-267 0-400">
            <text:p/>
          </draw:path>
          <draw:path draw:style-name="gr5" draw:text-style-name="P1" draw:layer="layout" svg:width="0cm" svg:height="0.399cm" svg:x="5.8cm" svg:y="23.1cm" svg:viewBox="0 0 0 400" svg:d="M0 400c0-133 0-267 0-400">
            <text:p/>
          </draw:path>
          <draw:custom-shape draw:style-name="gr6" draw:text-style-name="P1" draw:layer="layout" svg:width="0.4cm" svg:height="1.2cm" svg:x="5.6cm" svg:y="21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2cm" svg:height="1.2cm" svg:x="2.6cm" svg:y="2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2cm" svg:y1="19.801cm" svg:x2="3.2cm" svg:y2="21.801cm">
            <text:p/>
          </draw:line>
          <draw:path draw:style-name="gr3" draw:text-style-name="P1" draw:layer="layout" svg:width="0.2cm" svg:height="0.2cm" svg:x="3.099cm" svg:y="19.6cm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svg:x="3.099cm" svg:y="21.8cm" svg:viewBox="0 0 201 201" svg:d="M99 0c56 0 100 43 100 99s-44 100-100 100-99-44-99-100 43-99 99-99zM0 0zM201 201z">
            <text:p/>
          </draw:path>
        </draw:g>
        <draw:line draw:style-name="gr8" draw:text-style-name="P1" draw:layer="layout" svg:x1="6.8cm" svg:y1="21.6cm" svg:x2="8.7cm" svg:y2="21.6cm">
          <text:p/>
        </draw:line>
        <draw:frame draw:style-name="gr9" draw:text-style-name="P3" draw:layer="layout" svg:width="1.4cm" svg:height="1.202cm" svg:x="7cm" svg:y="21.5cm">
          <draw:text-box>
            <text:p text:style-name="P2"><text:span text:style-name="T2">U</text:span><text:span text:style-name="T3">0</text:span></text:p>
          </draw:text-box>
        </draw:frame>
        <draw:line draw:style-name="gr8" draw:text-style-name="P1" draw:layer="layout" svg:x1="2.4cm" svg:y1="19.9cm" svg:x2="2.4cm" svg:y2="21.8cm">
          <text:p/>
        </draw:line>
        <draw:frame draw:style-name="gr9" draw:text-style-name="P3" draw:layer="layout" svg:width="1.4cm" svg:height="1.202cm" svg:x="1.1cm" svg:y="20.1cm">
          <draw:text-box>
            <text:p text:style-name="P2"><text:span text:style-name="T2">U</text:span><text:span text:style-name="T3">H</text:span></text:p>
          </draw:text-box>
        </draw:frame>
        <draw:g>
          <draw:path draw:style-name="gr3" draw:text-style-name="P1" draw:layer="layout" svg:width="0.2cm" svg:height="0.2cm" draw:transform="rotate (-1.5707963267949) translate (9.501cm 20.0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9.5cm 17.9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9.4cm" svg:y="18.1cm" svg:viewBox="0 0 0 400" svg:d="M0 400c0-133 0-267 0-400">
            <text:p/>
          </draw:path>
          <draw:path draw:style-name="gr5" draw:text-style-name="P1" draw:layer="layout" svg:width="0cm" svg:height="0.399cm" svg:x="9.4cm" svg:y="19.7cm" svg:viewBox="0 0 0 400" svg:d="M0 400c0-133 0-267 0-400">
            <text:p/>
          </draw:path>
          <draw:custom-shape draw:style-name="gr6" draw:text-style-name="P1" draw:layer="layout" svg:width="0.4cm" svg:height="1.2cm" svg:x="9.2cm" svg:y="18.5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3" draw:layer="layout" svg:width="1.4cm" svg:height="1.202cm" svg:x="9.5cm" svg:y="22.1cm">
          <draw:text-box>
            <text:p text:style-name="P2"><text:span text:style-name="T2">R</text:span><text:span text:style-name="T3">4</text:span></text:p>
          </draw:text-box>
        </draw:frame>
        <draw:frame draw:style-name="gr9" draw:text-style-name="P3" draw:layer="layout" svg:width="1.4cm" svg:height="1.202cm" svg:x="9.5cm" svg:y="18.6cm">
          <draw:text-box>
            <text:p text:style-name="P2"><text:span text:style-name="T2">R</text:span><text:span text:style-name="T3">3</text:span></text:p>
          </draw:text-box>
        </draw:frame>
        <draw:frame draw:style-name="gr9" draw:text-style-name="P3" draw:layer="layout" svg:width="1.4cm" svg:height="1.202cm" svg:x="4.3cm" svg:y="18.5cm">
          <draw:text-box>
            <text:p text:style-name="P2"><text:span text:style-name="T2">R</text:span><text:span text:style-name="T3">1</text:span></text:p>
          </draw:text-box>
        </draw:frame>
        <draw:frame draw:style-name="gr9" draw:text-style-name="P3" draw:layer="layout" svg:width="1.4cm" svg:height="1.202cm" svg:x="4.5cm" svg:y="21.9cm">
          <draw:text-box>
            <text:p text:style-name="P2"><text:span text:style-name="T2">R</text:span><text:span text:style-name="T3">2</text:span></text:p>
          </draw:text-box>
        </draw:frame>
        <draw:path draw:style-name="gr4" draw:text-style-name="P1" draw:layer="layout" svg:width="0cm" svg:height="0.999cm" svg:x="9.4cm" svg:y="20.3cm" svg:viewBox="0 0 0 1000" svg:d="M0 1000c0-332 0-668 0-1000">
          <text:p/>
        </draw:path>
        <draw:path draw:style-name="gr10" draw:text-style-name="P4" draw:layer="layout" svg:width="0.2cm" svg:height="0.2cm" draw:transform="rotate (-1.5707963267949) translate (9.5cm 20.7cm)" svg:viewBox="0 0 201 201" svg:d="M99 0c56 0 100 43 100 99s-44 100-100 100-99-44-99-100 43-99 99-99zM0 0zM201 201z">
          <text:p/>
        </draw:path>
        <draw:g>
          <draw:path draw:style-name="gr4" draw:text-style-name="P1" draw:layer="layout" svg:width="0cm" svg:height="0.899cm" svg:x="5.8cm" svg:y="24.1cm" svg:viewBox="0 0 0 900" svg:d="M0 900c0-299 0-601 0-900">
            <text:p/>
          </draw:path>
          <draw:path draw:style-name="gr4" draw:text-style-name="P1" draw:layer="layout" svg:width="0.799cm" svg:height="0cm" svg:x="5.4cm" svg:y="25cm" svg:viewBox="0 0 800 0" svg:d="M800 0c-266 0-534 0-800 0">
            <text:p/>
          </draw:path>
        </draw:g>
        <draw:path draw:style-name="gr4" draw:text-style-name="P1" draw:layer="layout" svg:width="0cm" svg:height="0.999cm" svg:x="5.8cm" svg:y="20.3cm" svg:viewBox="0 0 0 1000" svg:d="M0 1000c0-332 0-668 0-1000">
          <text:p/>
        </draw:path>
        <draw:path draw:style-name="gr4" draw:text-style-name="P1" draw:layer="layout" svg:width="0cm" svg:height="0.599cm" draw:transform="rotate (1.5707963267949) translate (5.8cm 20.8cm)" svg:viewBox="0 0 0 600" svg:d="M0 600c0-199 0-401 0-600">
          <text:p/>
        </draw:path>
        <draw:path draw:style-name="gr4" draw:text-style-name="P1" draw:layer="layout" svg:width="0cm" svg:height="0.599cm" draw:transform="rotate (1.5707963267949) translate (8.8cm 20.8cm)" svg:viewBox="0 0 0 600" svg:d="M0 600c0-199 0-401 0-600">
          <text:p/>
        </draw:path>
        <draw:path draw:style-name="gr4" draw:text-style-name="P1" draw:layer="layout" svg:width="0cm" svg:height="6.199cm" draw:transform="rotate (1.5707963267949) translate (3.2cm 17.5cm)" svg:viewBox="0 0 0 6200" svg:d="M0 6200c0-2060 0-4140 0-6200">
          <text:p/>
        </draw:path>
        <draw:path draw:style-name="gr4" draw:text-style-name="P1" draw:layer="layout" svg:width="0cm" svg:height="6.199cm" draw:transform="rotate (1.5707963267949) translate (3.2cm 24.1cm)" svg:viewBox="0 0 0 6200" svg:d="M0 6200c0-2060 0-4140 0-6200">
          <text:p/>
        </draw:path>
        <draw:path draw:style-name="gr4" draw:text-style-name="P1" draw:layer="layout" svg:width="0cm" svg:height="0.299cm" svg:x="5.8cm" svg:y="23.7cm" svg:viewBox="0 0 0 300" svg:d="M0 300c0-100 0-200 0-300">
          <text:p/>
        </draw:path>
        <draw:path draw:style-name="gr4" draw:text-style-name="P1" draw:layer="layout" svg:width="0cm" svg:height="2.099cm" svg:x="3.2cm" svg:y="17.5cm" svg:viewBox="0 0 0 2100" svg:d="M0 2100c0-698 0-1402 0-2100">
          <text:p/>
        </draw:path>
        <draw:path draw:style-name="gr4" draw:text-style-name="P1" draw:layer="layout" svg:width="0cm" svg:height="2.099cm" svg:x="3.2cm" svg:y="22cm" svg:viewBox="0 0 0 2100" svg:d="M0 2100c0-698 0-1402 0-2100">
          <text:p/>
        </draw:path>
        <draw:path draw:style-name="gr10" draw:text-style-name="P4" draw:layer="layout" svg:width="0.2cm" svg:height="0.2cm" draw:transform="rotate (-1.5707963267949) translate (5.902cm 20.7cm)" svg:viewBox="0 0 201 201" svg:d="M99 0c56 0 100 43 100 99s-44 100-100 100-99-44-99-100 43-99 99-99zM0 0zM201 201z">
          <text:p/>
        </draw:path>
        <draw:path draw:style-name="gr10" draw:text-style-name="P4" draw:layer="layout" svg:width="0.2cm" svg:height="0.2cm" draw:transform="rotate (-1.5707963267949) translate (5.9cm 24cm)" svg:viewBox="0 0 201 201" svg:d="M99 0c56 0 100 43 100 99s-44 100-100 100-99-44-99-100 43-99 99-99zM0 0zM201 201z">
          <text:p/>
        </draw:path>
        <draw:path draw:style-name="gr4" draw:text-style-name="P1" draw:layer="layout" svg:width="0cm" svg:height="0.399cm" svg:x="9.4cm" svg:y="23.7cm" svg:viewBox="0 0 0 400" svg:d="M0 400c0-133 0-267 0-400">
          <text:p/>
        </draw:path>
        <draw:path draw:style-name="gr4" draw:text-style-name="P1" draw:layer="layout" svg:width="0cm" svg:height="0.399cm" svg:x="9.4cm" svg:y="17.5cm" svg:viewBox="0 0 0 400" svg:d="M0 400c0-133 0-267 0-400">
          <text:p/>
        </draw:path>
        <draw:path draw:style-name="gr4" draw:text-style-name="P1" draw:layer="layout" svg:width="0cm" svg:height="0.399cm" svg:x="5.8cm" svg:y="17.5cm" svg:viewBox="0 0 0 400" svg:d="M0 400c0-133 0-267 0-400">
          <text:p/>
        </draw:path>
        <draw:path draw:style-name="gr10" draw:text-style-name="P4" draw:layer="layout" svg:width="0.2cm" svg:height="0.2cm" draw:transform="rotate (-1.5707963267949) translate (5.9cm 17.4cm)" svg:viewBox="0 0 201 201" svg:d="M99 0c56 0 100 43 100 99s-44 100-100 100-99-44-99-100 43-99 99-99zM0 0zM201 201z">
          <text:p/>
        </draw:path>
        <draw:g>
          <draw:path draw:style-name="gr3" draw:text-style-name="P1" draw:layer="layout" svg:width="0.2cm" svg:height="0.2cm" draw:transform="rotate (-1.5707963267949) translate (5.901cm 20.099cm)" svg:viewBox="0 0 201 201" svg:d="M99 0c56 0 100 43 100 99s-44 100-100 100-99-44-99-100 43-99 99-99zM0 0zM201 201z">
            <text:p/>
          </draw:path>
          <draw:path draw:style-name="gr3" draw:text-style-name="P1" draw:layer="layout" svg:width="0.2cm" svg:height="0.2cm" draw:transform="rotate (-1.5707963267949) translate (5.9cm 17.9cm)" svg:viewBox="0 0 201 201" svg:d="M99 0c56 0 100 43 100 99s-44 100-100 100-99-44-99-100 43-99 99-99zM0 0zM201 201z">
            <text:p/>
          </draw:path>
          <draw:path draw:style-name="gr5" draw:text-style-name="P1" draw:layer="layout" svg:width="0cm" svg:height="0.399cm" svg:x="5.8cm" svg:y="18.1cm" svg:viewBox="0 0 0 400" svg:d="M0 400c0-133 0-267 0-400">
            <text:p/>
          </draw:path>
          <draw:path draw:style-name="gr5" draw:text-style-name="P1" draw:layer="layout" svg:width="0cm" svg:height="0.399cm" svg:x="5.8cm" svg:y="19.7cm" svg:viewBox="0 0 0 400" svg:d="M0 400c0-133 0-267 0-400">
            <text:p/>
          </draw:path>
          <draw:custom-shape draw:style-name="gr6" draw:text-style-name="P1" draw:layer="layout" svg:width="0.4cm" svg:height="1.2cm" svg:x="5.6cm" svg:y="18.5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5" draw:text-style-name="P1" draw:layer="layout" svg:width="0cm" svg:height="0.998cm" draw:transform="rotate (3.8465311384703) translate (6.10008496191583cm 19.5613699593551cm)" svg:viewBox="0 0 0 999" svg:d="M0 0c0 332 0 667 0 999">
            <text:p/>
          </draw:path>
          <draw:path draw:style-name="gr5" draw:text-style-name="P1" draw:layer="layout" svg:width="0cm" svg:height="0.299cm" svg:x="6.1cm" svg:y="19.562cm" svg:viewBox="0 0 0 300" svg:d="M0 300c0-100 0-200 0-300">
            <text:p/>
          </draw:path>
        </draw:g>
        <draw:line draw:style-name="gr7" draw:text-style-name="P1" draw:layer="layout" svg:x1="6.4cm" svg:y1="19.9cm" svg:x2="6.4cm" svg:y2="19cm">
          <text:p/>
        </draw:line>
        <draw:line draw:style-name="gr7" draw:text-style-name="P1" draw:layer="layout" svg:x1="6.8cm" svg:y1="19.9cm" svg:x2="6.8cm" svg:y2="19cm">
          <text:p/>
        </draw:line>
        <draw:frame draw:style-name="gr12" draw:text-style-name="P3" draw:layer="layout" svg:width="1.4cm" svg:height="1.2cm" svg:x="4.6cm" svg:y="17.7cm">
          <draw:text-box>
            <text:p text:style-name="P2"><text:span text:style-name="T4">ϑ</text:span><text:span text:style-name="T5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7:12:43.835900854</meta:creation-date>
    <dc:date>2019-04-02T13:28:16.690338473</dc:date>
    <meta:editing-duration>PT1M46S</meta:editing-duration>
    <meta:editing-cycles>2</meta:editing-cycles>
    <meta:generator>LibreOffice/6.0.7.3$Linux_X86_64 LibreOffice_project/00m0$Build-3</meta:generator>
    <meta:document-statistic meta:object-count="258"/>
  </office:meta>
</office:document-meta>
</file>